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Jahr</text:p>
          </table:table-cell>
          <table:table-cell office:value-type="string" table:style-name="ce1">
            <text:p>Wasserkraft</text:p>
          </table:table-cell>
          <table:table-cell office:value-type="string" table:style-name="ce1">
            <text:p>Biomasse</text:p>
          </table:table-cell>
          <table:table-cell office:value-type="string" table:style-name="ce1">
            <text:p>Kernenergie</text:p>
          </table:table-cell>
          <table:table-cell office:value-type="string" table:style-name="ce1">
            <text:p>Braunkohle</text:p>
          </table:table-cell>
          <table:table-cell office:value-type="string" table:style-name="ce1">
            <text:p>Steinkohle</text:p>
          </table:table-cell>
          <table:table-cell office:value-type="string" table:style-name="ce1">
            <text:p>Öl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Andere</text:p>
          </table:table-cell>
          <table:table-cell office:value-type="string" table:style-name="ce1">
            <text:p>Pumpspeicher Erzeugung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Solar</text:p>
          </table:table-cell>
          <table:table-cell table:number-columns-repeated="16372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23.123999999999999" table:style-name="ce1">
            <text:p>23,124</text:p>
          </table:table-cell>
          <table:table-cell office:value-type="float" office:value="4.13" table:style-name="ce1">
            <text:p>4,13</text:p>
          </table:table-cell>
          <table:table-cell office:value-type="float" office:value="156.28700000000001" table:style-name="ce1">
            <text:p>156,287</text:p>
          </table:table-cell>
          <table:table-cell office:value-type="float" office:value="140.54400000000001" table:style-name="ce1">
            <text:p>140,544</text:p>
          </table:table-cell>
          <table:table-cell office:value-type="float" office:value="111.42700000000001" table:style-name="ce1">
            <text:p>111,427</text:p>
          </table:table-cell>
          <table:table-cell office:value-type="float" office:value="1.7549999999999999" table:style-name="ce1">
            <text:p>1,755</text:p>
          </table:table-cell>
          <table:table-cell office:value-type="float" office:value="39.982999999999997" table:style-name="ce1">
            <text:p>39,983</text:p>
          </table:table-cell>
          <table:table-cell office:value-type="float" office:value="9.7129999999999992" table:style-name="ce1">
            <text:p>9,713</text:p>
          </table:table-cell>
          <table:table-cell office:value-type="float" office:value="0" table:style-name="ce1">
            <text:p>0</text:p>
          </table:table-cell>
          <table:table-cell office:value-type="float" office:value="16.102" table:style-name="ce1">
            <text:p>16,102</text:p>
          </table:table-cell>
          <table:table-cell office:value-type="float" office:value="0.16200000000000001" table:style-name="ce1">
            <text:p>0,162</text:p>
          </table:table-cell>
          <table:table-cell table:number-columns-repeated="16372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18.321999999999999" table:style-name="ce1">
            <text:p>18,322</text:p>
          </table:table-cell>
          <table:table-cell office:value-type="float" office:value="6.7460000000000004" table:style-name="ce1">
            <text:p>6,746</text:p>
          </table:table-cell>
          <table:table-cell office:value-type="float" office:value="156.45599999999999" table:style-name="ce1">
            <text:p>156,456</text:p>
          </table:table-cell>
          <table:table-cell office:value-type="float" office:value="141.726" table:style-name="ce1">
            <text:p>141,726</text:p>
          </table:table-cell>
          <table:table-cell office:value-type="float" office:value="121.831" table:style-name="ce1">
            <text:p>121,831</text:p>
          </table:table-cell>
          <table:table-cell office:value-type="float" office:value="2.0350000000000001" table:style-name="ce1">
            <text:p>2,035</text:p>
          </table:table-cell>
          <table:table-cell office:value-type="float" office:value="44.973999999999997" table:style-name="ce1">
            <text:p>44,974</text:p>
          </table:table-cell>
          <table:table-cell office:value-type="float" office:value="10.359" table:style-name="ce1">
            <text:p>10,359</text:p>
          </table:table-cell>
          <table:table-cell office:value-type="float" office:value="0" table:style-name="ce1">
            <text:p>0</text:p>
          </table:table-cell>
          <table:table-cell office:value-type="float" office:value="19.087" table:style-name="ce1">
            <text:p>19,087</text:p>
          </table:table-cell>
          <table:table-cell office:value-type="float" office:value="0.313" table:style-name="ce1">
            <text:p>0,313</text:p>
          </table:table-cell>
          <table:table-cell table:number-columns-repeated="16372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20.745000000000001" table:style-name="ce1">
            <text:p>20,745</text:p>
          </table:table-cell>
          <table:table-cell office:value-type="float" office:value="8.3849999999999998" table:style-name="ce1">
            <text:p>8,385</text:p>
          </table:table-cell>
          <table:table-cell office:value-type="float" office:value="158.37799999999999" table:style-name="ce1">
            <text:p>158,378</text:p>
          </table:table-cell>
          <table:table-cell office:value-type="float" office:value="142.136" table:style-name="ce1">
            <text:p>142,136</text:p>
          </table:table-cell>
          <table:table-cell office:value-type="float" office:value="116.64" table:style-name="ce1">
            <text:p>116,64</text:p>
          </table:table-cell>
          <table:table-cell office:value-type="float" office:value="1.8740000000000001" table:style-name="ce1">
            <text:p>1,874</text:p>
          </table:table-cell>
          <table:table-cell office:value-type="float" office:value="44.881999999999998" table:style-name="ce1">
            <text:p>44,882</text:p>
          </table:table-cell>
          <table:table-cell office:value-type="float" office:value="10.581" table:style-name="ce1">
            <text:p>10,581</text:p>
          </table:table-cell>
          <table:table-cell office:value-type="float" office:value="0" table:style-name="ce1">
            <text:p>0</text:p>
          </table:table-cell>
          <table:table-cell office:value-type="float" office:value="26.018999999999998" table:style-name="ce1">
            <text:p>26,019</text:p>
          </table:table-cell>
          <table:table-cell office:value-type="float" office:value="0.55700000000000005" table:style-name="ce1">
            <text:p>0,557</text:p>
          </table:table-cell>
          <table:table-cell table:number-columns-repeated="16372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19.638000000000002" table:style-name="ce1">
            <text:p>19,638</text:p>
          </table:table-cell>
          <table:table-cell office:value-type="float" office:value="11.61" table:style-name="ce1">
            <text:p>11,61</text:p>
          </table:table-cell>
          <table:table-cell office:value-type="float" office:value="154.61199999999999" table:style-name="ce1">
            <text:p>154,612</text:p>
          </table:table-cell>
          <table:table-cell office:value-type="float" office:value="138.20500000000001" table:style-name="ce1">
            <text:p>138,205</text:p>
          </table:table-cell>
          <table:table-cell office:value-type="float" office:value="112.973" table:style-name="ce1">
            <text:p>112,973</text:p>
          </table:table-cell>
          <table:table-cell office:value-type="float" office:value="2.4009999999999998" table:style-name="ce1">
            <text:p>2,401</text:p>
          </table:table-cell>
          <table:table-cell office:value-type="float" office:value="52.31" table:style-name="ce1">
            <text:p>52,31</text:p>
          </table:table-cell>
          <table:table-cell office:value-type="float" office:value="12.260999999999999" table:style-name="ce1">
            <text:p>12,261</text:p>
          </table:table-cell>
          <table:table-cell office:value-type="float" office:value="0" table:style-name="ce1">
            <text:p>0</text:p>
          </table:table-cell>
          <table:table-cell office:value-type="float" office:value="27.774000000000001" table:style-name="ce1">
            <text:p>27,774</text:p>
          </table:table-cell>
          <table:table-cell office:value-type="float" office:value="1.282" table:style-name="ce1">
            <text:p>1,282</text:p>
          </table:table-cell>
          <table:table-cell table:number-columns-repeated="16372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20.030999999999999" table:style-name="ce1">
            <text:p>20,031</text:p>
          </table:table-cell>
          <table:table-cell office:value-type="float" office:value="15.224" table:style-name="ce1">
            <text:p>15,224</text:p>
          </table:table-cell>
          <table:table-cell office:value-type="float" office:value="158.71100000000001" table:style-name="ce1">
            <text:p>158,711</text:p>
          </table:table-cell>
          <table:table-cell office:value-type="float" office:value="135.08699999999999" table:style-name="ce1">
            <text:p>135,087</text:p>
          </table:table-cell>
          <table:table-cell office:value-type="float" office:value="116.47" table:style-name="ce1">
            <text:p>116,47</text:p>
          </table:table-cell>
          <table:table-cell office:value-type="float" office:value="2.0859999999999999" table:style-name="ce1">
            <text:p>2,086</text:p>
          </table:table-cell>
          <table:table-cell office:value-type="float" office:value="54.957999999999998" table:style-name="ce1">
            <text:p>54,958</text:p>
          </table:table-cell>
          <table:table-cell office:value-type="float" office:value="12.486000000000001" table:style-name="ce1">
            <text:p>12,486</text:p>
          </table:table-cell>
          <table:table-cell office:value-type="float" office:value="0" table:style-name="ce1">
            <text:p>0</text:p>
          </table:table-cell>
          <table:table-cell office:value-type="float" office:value="31.324000000000002" table:style-name="ce1">
            <text:p>31,324</text:p>
          </table:table-cell>
          <table:table-cell office:value-type="float" office:value="2.2200000000000002" table:style-name="ce1">
            <text:p>2,22</text:p>
          </table:table-cell>
          <table:table-cell table:number-columns-repeated="16372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21.17" table:style-name="ce1">
            <text:p>21,17</text:p>
          </table:table-cell>
          <table:table-cell office:value-type="float" office:value="20.212" table:style-name="ce1">
            <text:p>20,212</text:p>
          </table:table-cell>
          <table:table-cell office:value-type="float" office:value="133.22900000000001" table:style-name="ce1">
            <text:p>133,229</text:p>
          </table:table-cell>
          <table:table-cell office:value-type="float" office:value="138.565" table:style-name="ce1">
            <text:p>138,565</text:p>
          </table:table-cell>
          <table:table-cell office:value-type="float" office:value="119.131" table:style-name="ce1">
            <text:p>119,131</text:p>
          </table:table-cell>
          <table:table-cell office:value-type="float" office:value="2.234" table:style-name="ce1">
            <text:p>2,234</text:p>
          </table:table-cell>
          <table:table-cell office:value-type="float" office:value="56.256999999999998" table:style-name="ce1">
            <text:p>56,257</text:p>
          </table:table-cell>
          <table:table-cell office:value-type="float" office:value="12.59" table:style-name="ce1">
            <text:p>12,59</text:p>
          </table:table-cell>
          <table:table-cell office:value-type="float" office:value="0" table:style-name="ce1">
            <text:p>0</text:p>
          </table:table-cell>
          <table:table-cell office:value-type="float" office:value="40.506999999999998" table:style-name="ce1">
            <text:p>40,507</text:p>
          </table:table-cell>
          <table:table-cell office:value-type="float" office:value="3.0750000000000002" table:style-name="ce1">
            <text:p>3,075</text:p>
          </table:table-cell>
          <table:table-cell table:number-columns-repeated="16372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20.443000000000001" table:style-name="ce1">
            <text:p>20,443</text:p>
          </table:table-cell>
          <table:table-cell office:value-type="float" office:value="23.43" table:style-name="ce1">
            <text:p>23,43</text:p>
          </table:table-cell>
          <table:table-cell office:value-type="float" office:value="140.71" table:style-name="ce1">
            <text:p>140,71</text:p>
          </table:table-cell>
          <table:table-cell office:value-type="float" office:value="134.49799999999999" table:style-name="ce1">
            <text:p>134,498</text:p>
          </table:table-cell>
          <table:table-cell office:value-type="float" office:value="105.714" table:style-name="ce1">
            <text:p>105,714</text:p>
          </table:table-cell>
          <table:table-cell office:value-type="float" office:value="2.2109999999999999" table:style-name="ce1">
            <text:p>2,211</text:p>
          </table:table-cell>
          <table:table-cell office:value-type="float" office:value="66.936999999999998" table:style-name="ce1">
            <text:p>66,937</text:p>
          </table:table-cell>
          <table:table-cell office:value-type="float" office:value="12.987" table:style-name="ce1">
            <text:p>12,987</text:p>
          </table:table-cell>
          <table:table-cell office:value-type="float" office:value="0" table:style-name="ce1">
            <text:p>0</text:p>
          </table:table-cell>
          <table:table-cell office:value-type="float" office:value="41.384999999999998" table:style-name="ce1">
            <text:p>41,385</text:p>
          </table:table-cell>
          <table:table-cell office:value-type="float" office:value="4.42" table:style-name="ce1">
            <text:p>4,42</text:p>
          </table:table-cell>
          <table:table-cell table:number-columns-repeated="16372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19.030999999999999" table:style-name="ce1">
            <text:p>19,031</text:p>
          </table:table-cell>
          <table:table-cell office:value-type="float" office:value="28.783999999999999" table:style-name="ce1">
            <text:p>28,784</text:p>
          </table:table-cell>
          <table:table-cell office:value-type="float" office:value="127.69" table:style-name="ce1">
            <text:p>127,69</text:p>
          </table:table-cell>
          <table:table-cell office:value-type="float" office:value="130.99199999999999" table:style-name="ce1">
            <text:p>130,992</text:p>
          </table:table-cell>
          <table:table-cell office:value-type="float" office:value="91.653999999999996" table:style-name="ce1">
            <text:p>91,654</text:p>
          </table:table-cell>
          <table:table-cell office:value-type="float" office:value="2.492" table:style-name="ce1">
            <text:p>2,492</text:p>
          </table:table-cell>
          <table:table-cell office:value-type="float" office:value="57.598999999999997" table:style-name="ce1">
            <text:p>57,599</text:p>
          </table:table-cell>
          <table:table-cell office:value-type="float" office:value="4.51" table:style-name="ce1">
            <text:p>4,51</text:p>
          </table:table-cell>
          <table:table-cell office:value-type="float" office:value="0" table:style-name="ce1">
            <text:p>0</text:p>
          </table:table-cell>
          <table:table-cell office:value-type="float" office:value="39.42" table:style-name="ce1">
            <text:p>39,42</text:p>
          </table:table-cell>
          <table:table-cell office:value-type="float" office:value="6.5830000000000002" table:style-name="ce1">
            <text:p>6,583</text:p>
          </table:table-cell>
          <table:table-cell table:number-columns-repeated="16372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20.952999999999999" table:style-name="ce1">
            <text:p>20,953</text:p>
          </table:table-cell>
          <table:table-cell office:value-type="float" office:value="31.324999999999999" table:style-name="ce1">
            <text:p>31,325</text:p>
          </table:table-cell>
          <table:table-cell office:value-type="float" office:value="132.971" table:style-name="ce1">
            <text:p>132,971</text:p>
          </table:table-cell>
          <table:table-cell office:value-type="float" office:value="130.429" table:style-name="ce1">
            <text:p>130,429</text:p>
          </table:table-cell>
          <table:table-cell office:value-type="float" office:value="99.706000000000003" table:style-name="ce1">
            <text:p>99,706</text:p>
          </table:table-cell>
          <table:table-cell office:value-type="float" office:value="2.544" table:style-name="ce1">
            <text:p>2,544</text:p>
          </table:table-cell>
          <table:table-cell office:value-type="float" office:value="63.091000000000001" table:style-name="ce1">
            <text:p>63,091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0" table:style-name="ce1">
            <text:p>0</text:p>
          </table:table-cell>
          <table:table-cell office:value-type="float" office:value="38.546999999999997" table:style-name="ce1">
            <text:p>38,547</text:p>
          </table:table-cell>
          <table:table-cell office:value-type="float" office:value="11.728999999999999" table:style-name="ce1">
            <text:p>11,729</text:p>
          </table:table-cell>
          <table:table-cell table:number-columns-repeated="1637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17.670999999999999" table:style-name="ce1">
            <text:p>17,671</text:p>
          </table:table-cell>
          <table:table-cell office:value-type="float" office:value="34.061999999999998" table:style-name="ce1">
            <text:p>34,062</text:p>
          </table:table-cell>
          <table:table-cell office:value-type="float" office:value="102.241" table:style-name="ce1">
            <text:p>102,241</text:p>
          </table:table-cell>
          <table:table-cell office:value-type="float" office:value="134.05600000000001" table:style-name="ce1">
            <text:p>134,056</text:p>
          </table:table-cell>
          <table:table-cell office:value-type="float" office:value="96.498999999999995" table:style-name="ce1">
            <text:p>96,499</text:p>
          </table:table-cell>
          <table:table-cell office:value-type="float" office:value="1.6379999999999999" table:style-name="ce1">
            <text:p>1,638</text:p>
          </table:table-cell>
          <table:table-cell office:value-type="float" office:value="59.761000000000003" table:style-name="ce1">
            <text:p>59,761</text:p>
          </table:table-cell>
          <table:table-cell office:value-type="float" office:value="4.532" table:style-name="ce1">
            <text:p>4,532</text:p>
          </table:table-cell>
          <table:table-cell office:value-type="float" office:value="0" table:style-name="ce1">
            <text:p>0</text:p>
          </table:table-cell>
          <table:table-cell office:value-type="float" office:value="49.856999999999999" table:style-name="ce1">
            <text:p>49,857</text:p>
          </table:table-cell>
          <table:table-cell office:value-type="float" office:value="19.599" table:style-name="ce1">
            <text:p>19,599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1.210999999999999" table:style-name="ce1">
            <text:p>21,211</text:p>
          </table:table-cell>
          <table:table-cell office:value-type="float" office:value="39.951999999999998" table:style-name="ce1">
            <text:p>39,952</text:p>
          </table:table-cell>
          <table:table-cell office:value-type="float" office:value="94.18" table:style-name="ce1">
            <text:p>94,18</text:p>
          </table:table-cell>
          <table:table-cell office:value-type="float" office:value="141.86799999999999" table:style-name="ce1">
            <text:p>141,868</text:p>
          </table:table-cell>
          <table:table-cell office:value-type="float" office:value="105.83" table:style-name="ce1">
            <text:p>105,83</text:p>
          </table:table-cell>
          <table:table-cell office:value-type="float" office:value="2.153" table:style-name="ce1">
            <text:p>2,153</text:p>
          </table:table-cell>
          <table:table-cell office:value-type="float" office:value="49.868000000000002" table:style-name="ce1">
            <text:p>49,868</text:p>
          </table:table-cell>
          <table:table-cell office:value-type="float" office:value="4.8310000000000004" table:style-name="ce1">
            <text:p>4,831</text:p>
          </table:table-cell>
          <table:table-cell office:value-type="float" office:value="0" table:style-name="ce1">
            <text:p>0</text:p>
          </table:table-cell>
          <table:table-cell office:value-type="float" office:value="51.68" table:style-name="ce1">
            <text:p>51,68</text:p>
          </table:table-cell>
          <table:table-cell office:value-type="float" office:value="26.38" table:style-name="ce1">
            <text:p>26,38</text:p>
          </table:table-cell>
          <table:table-cell table:number-columns-repeated="1637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22.844999999999999" table:style-name="ce1">
            <text:p>22,845</text:p>
          </table:table-cell>
          <table:table-cell office:value-type="float" office:value="41.042999999999999" table:style-name="ce1">
            <text:p>41,043</text:p>
          </table:table-cell>
          <table:table-cell office:value-type="float" office:value="92.126999999999995" table:style-name="ce1">
            <text:p>92,127</text:p>
          </table:table-cell>
          <table:table-cell office:value-type="float" office:value="145.12200000000001" table:style-name="ce1">
            <text:p>145,122</text:p>
          </table:table-cell>
          <table:table-cell office:value-type="float" office:value="110.724" table:style-name="ce1">
            <text:p>110,724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39.584000000000003" table:style-name="ce1">
            <text:p>39,584</text:p>
          </table:table-cell>
          <table:table-cell office:value-type="float" office:value="6.0149999999999997" table:style-name="ce1">
            <text:p>6,015</text:p>
          </table:table-cell>
          <table:table-cell office:value-type="float" office:value="0" table:style-name="ce1">
            <text:p>0</text:p>
          </table:table-cell>
          <table:table-cell office:value-type="float" office:value="52.737000000000002" table:style-name="ce1">
            <text:p>52,737</text:p>
          </table:table-cell>
          <table:table-cell office:value-type="float" office:value="31.01" table:style-name="ce1">
            <text:p>31,01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9.41" table:style-name="ce1">
            <text:p>19,41</text:p>
          </table:table-cell>
          <table:table-cell office:value-type="float" office:value="42.640999999999998" table:style-name="ce1">
            <text:p>42,641</text:p>
          </table:table-cell>
          <table:table-cell office:value-type="float" office:value="91.8" table:style-name="ce1">
            <text:p>91,8</text:p>
          </table:table-cell>
          <table:table-cell office:value-type="float" office:value="140.791" table:style-name="ce1">
            <text:p>140,791</text:p>
          </table:table-cell>
          <table:table-cell office:value-type="float" office:value="107.73399999999999" table:style-name="ce1">
            <text:p>107,734</text:p>
          </table:table-cell>
          <table:table-cell office:value-type="float" office:value="0.872" table:style-name="ce1">
            <text:p>0,872</text:p>
          </table:table-cell>
          <table:table-cell office:value-type="float" office:value="31.122" table:style-name="ce1">
            <text:p>31,122</text:p>
          </table:table-cell>
          <table:table-cell office:value-type="float" office:value="4.8369999999999997" table:style-name="ce1">
            <text:p>4,837</text:p>
          </table:table-cell>
          <table:table-cell office:value-type="float" office:value="0" table:style-name="ce1">
            <text:p>0</text:p>
          </table:table-cell>
          <table:table-cell office:value-type="float" office:value="58.497" table:style-name="ce1">
            <text:p>58,497</text:p>
          </table:table-cell>
          <table:table-cell office:value-type="float" office:value="36.055999999999997" table:style-name="ce1">
            <text:p>36,056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8.812000000000001" table:style-name="ce1">
            <text:p>18,812</text:p>
          </table:table-cell>
          <table:table-cell office:value-type="float" office:value="44.151000000000003" table:style-name="ce1">
            <text:p>44,151</text:p>
          </table:table-cell>
          <table:table-cell office:value-type="float" office:value="86.765000000000001" table:style-name="ce1">
            <text:p>86,765</text:p>
          </table:table-cell>
          <table:table-cell office:value-type="float" office:value="139.37100000000001" table:style-name="ce1">
            <text:p>139,371</text:p>
          </table:table-cell>
          <table:table-cell office:value-type="float" office:value="106.208" table:style-name="ce1">
            <text:p>106,208</text:p>
          </table:table-cell>
          <table:table-cell office:value-type="float" office:value="0.90400000000000003" table:style-name="ce1">
            <text:p>0,904</text:p>
          </table:table-cell>
          <table:table-cell office:value-type="float" office:value="30.123000000000001" table:style-name="ce1">
            <text:p>30,123</text:p>
          </table:table-cell>
          <table:table-cell office:value-type="float" office:value="2.7669999999999999" table:style-name="ce1">
            <text:p>2,767</text:p>
          </table:table-cell>
          <table:table-cell office:value-type="float" office:value="9.077" table:style-name="ce1">
            <text:p>9,077</text:p>
          </table:table-cell>
          <table:table-cell office:value-type="float" office:value="80.623999999999995" table:style-name="ce1">
            <text:p>80,624</text:p>
          </table:table-cell>
          <table:table-cell office:value-type="float" office:value="38.725999999999999" table:style-name="ce1">
            <text:p>38,726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0.66" table:style-name="ce1">
            <text:p>20,66</text:p>
          </table:table-cell>
          <table:table-cell office:value-type="float" office:value="44.680999999999997" table:style-name="ce1">
            <text:p>44,681</text:p>
          </table:table-cell>
          <table:table-cell office:value-type="float" office:value="80.037999999999997" table:style-name="ce1">
            <text:p>80,038</text:p>
          </table:table-cell>
          <table:table-cell office:value-type="float" office:value="134.886" table:style-name="ce1">
            <text:p>134,886</text:p>
          </table:table-cell>
          <table:table-cell office:value-type="float" office:value="99.765000000000001" table:style-name="ce1">
            <text:p>99,765</text:p>
          </table:table-cell>
          <table:table-cell office:value-type="float" office:value="1.0549999999999999" table:style-name="ce1">
            <text:p>1,055</text:p>
          </table:table-cell>
          <table:table-cell office:value-type="float" office:value="46.503" table:style-name="ce1">
            <text:p>46,503</text:p>
          </table:table-cell>
          <table:table-cell office:value-type="float" office:value="2.6920000000000002" table:style-name="ce1">
            <text:p>2,692</text:p>
          </table:table-cell>
          <table:table-cell office:value-type="float" office:value="8.9860000000000007" table:style-name="ce1">
            <text:p>8,986</text:p>
          </table:table-cell>
          <table:table-cell office:value-type="float" office:value="79.924000000000007" table:style-name="ce1">
            <text:p>79,924</text:p>
          </table:table-cell>
          <table:table-cell office:value-type="float" office:value="38.097999999999999" table:style-name="ce1">
            <text:p>38,098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0.079000000000001" table:style-name="ce1">
            <text:p>20,079</text:p>
          </table:table-cell>
          <table:table-cell office:value-type="float" office:value="44.792000000000002" table:style-name="ce1">
            <text:p>44,792</text:p>
          </table:table-cell>
          <table:table-cell office:value-type="float" office:value="72.155000000000001" table:style-name="ce1">
            <text:p>72,155</text:p>
          </table:table-cell>
          <table:table-cell office:value-type="float" office:value="133.983" table:style-name="ce1">
            <text:p>133,983</text:p>
          </table:table-cell>
          <table:table-cell office:value-type="float" office:value="81.724000000000004" table:style-name="ce1">
            <text:p>81,724</text:p>
          </table:table-cell>
          <table:table-cell office:value-type="float" office:value="1.0409999999999999" table:style-name="ce1">
            <text:p>1,041</text:p>
          </table:table-cell>
          <table:table-cell office:value-type="float" office:value="48.956000000000003" table:style-name="ce1">
            <text:p>48,956</text:p>
          </table:table-cell>
          <table:table-cell office:value-type="float" office:value="1.9830000000000001" table:style-name="ce1">
            <text:p>1,983</text:p>
          </table:table-cell>
          <table:table-cell office:value-type="float" office:value="9.2469999999999999" table:style-name="ce1">
            <text:p>9,247</text:p>
          </table:table-cell>
          <table:table-cell office:value-type="float" office:value="105.693" table:style-name="ce1">
            <text:p>105,693</text:p>
          </table:table-cell>
          <table:table-cell office:value-type="float" office:value="39.401000000000003" table:style-name="ce1">
            <text:p>39,401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7.140999999999998" table:style-name="ce1">
            <text:p>17,141</text:p>
          </table:table-cell>
          <table:table-cell office:value-type="float" office:value="45.805" table:style-name="ce1">
            <text:p>45,805</text:p>
          </table:table-cell>
          <table:table-cell office:value-type="float" office:value="71.866" table:style-name="ce1">
            <text:p>71,866</text:p>
          </table:table-cell>
          <table:table-cell office:value-type="float" office:value="131.49799999999999" table:style-name="ce1">
            <text:p>131,498</text:p>
          </table:table-cell>
          <table:table-cell office:value-type="float" office:value="72.406000000000006" table:style-name="ce1">
            <text:p>72,406</text:p>
          </table:table-cell>
          <table:table-cell office:value-type="float" office:value="0.78200000000000003" table:style-name="ce1">
            <text:p>0,782</text:p>
          </table:table-cell>
          <table:table-cell office:value-type="float" office:value="44.533000000000001" table:style-name="ce1">
            <text:p>44,533</text:p>
          </table:table-cell>
          <table:table-cell office:value-type="float" office:value="2.83" table:style-name="ce1">
            <text:p>2,83</text:p>
          </table:table-cell>
          <table:table-cell office:value-type="float" office:value="10.058" table:style-name="ce1">
            <text:p>10,058</text:p>
          </table:table-cell>
          <table:table-cell office:value-type="float" office:value="109.95099999999999" table:style-name="ce1">
            <text:p>109,951</text:p>
          </table:table-cell>
          <table:table-cell office:value-type="float" office:value="45.783999999999999" table:style-name="ce1">
            <text:p>45,784</text:p>
          </table:table-cell>
          <table:table-cell table:number-columns-repeated="16372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20.137" table:style-name="ce1">
            <text:p>20,137</text:p>
          </table:table-cell>
          <table:table-cell office:value-type="float" office:value="43.71" table:style-name="ce1">
            <text:p>43,71</text:p>
          </table:table-cell>
          <table:table-cell office:value-type="float" office:value="70.992000000000004" table:style-name="ce1">
            <text:p>70,992</text:p>
          </table:table-cell>
          <table:table-cell office:value-type="float" office:value="101.92400000000001" table:style-name="ce1">
            <text:p>101,924</text:p>
          </table:table-cell>
          <table:table-cell office:value-type="float" office:value="49.503" table:style-name="ce1">
            <text:p>49,503</text:p>
          </table:table-cell>
          <table:table-cell office:value-type="float" office:value="0.745" table:style-name="ce1">
            <text:p>0,745</text:p>
          </table:table-cell>
          <table:table-cell office:value-type="float" office:value="52.9" table:style-name="ce1">
            <text:p>52,9</text:p>
          </table:table-cell>
          <table:table-cell office:value-type="float" office:value="2.6080000000000001" table:style-name="ce1">
            <text:p>2,608</text:p>
          </table:table-cell>
          <table:table-cell office:value-type="float" office:value="8.9529999999999994" table:style-name="ce1">
            <text:p>8,953</text:p>
          </table:table-cell>
          <table:table-cell office:value-type="float" office:value="125.89400000000001" table:style-name="ce1">
            <text:p>125,894</text:p>
          </table:table-cell>
          <table:table-cell office:value-type="float" office:value="46.392000000000003" table:style-name="ce1">
            <text:p>46,392</text:p>
          </table:table-cell>
          <table:table-cell table:number-columns-repeated="16372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8.402000000000001" table:style-name="ce1">
            <text:p>18,402</text:p>
          </table:table-cell>
          <table:table-cell office:value-type="float" office:value="47.148000000000003" table:style-name="ce1">
            <text:p>47,148</text:p>
          </table:table-cell>
          <table:table-cell office:value-type="float" office:value="60.917000000000002" table:style-name="ce1">
            <text:p>60,917</text:p>
          </table:table-cell>
          <table:table-cell office:value-type="float" office:value="82.128" table:style-name="ce1">
            <text:p>82,128</text:p>
          </table:table-cell>
          <table:table-cell office:value-type="float" office:value="35.591000000000001" table:style-name="ce1">
            <text:p>35,591</text:p>
          </table:table-cell>
          <table:table-cell office:value-type="float" office:value="0.59" table:style-name="ce1">
            <text:p>0,59</text:p>
          </table:table-cell>
          <table:table-cell office:value-type="float" office:value="56.767000000000003" table:style-name="ce1">
            <text:p>56,767</text:p>
          </table:table-cell>
          <table:table-cell office:value-type="float" office:value="2.6080000000000001" table:style-name="ce1">
            <text:p>2,608</text:p>
          </table:table-cell>
          <table:table-cell office:value-type="float" office:value="10.57" table:style-name="ce1">
            <text:p>10,57</text:p>
          </table:table-cell>
          <table:table-cell office:value-type="float" office:value="131.851" table:style-name="ce1">
            <text:p>131,851</text:p>
          </table:table-cell>
          <table:table-cell office:value-type="float" office:value="51.418999999999997" table:style-name="ce1">
            <text:p>51,419</text:p>
          </table:table-cell>
          <table:table-cell table:number-columns-repeated="16372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4.7670000000000003" table:style-name="ce1">
            <text:p>4,767</text:p>
          </table:table-cell>
          <table:table-cell office:value-type="float" office:value="15.656000000000001" table:style-name="ce1">
            <text:p>15,656</text:p>
          </table:table-cell>
          <table:table-cell office:value-type="float" office:value="21.456" table:style-name="ce1">
            <text:p>21,456</text:p>
          </table:table-cell>
          <table:table-cell office:value-type="float" office:value="31.456" table:style-name="ce1">
            <text:p>31,456</text:p>
          </table:table-cell>
          <table:table-cell office:value-type="float" office:value="15.413" table:style-name="ce1">
            <text:p>15,413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25.861999999999998" table:style-name="ce1">
            <text:p>25,862</text:p>
          </table:table-cell>
          <table:table-cell office:value-type="float" office:value="0.92300000000000004" table:style-name="ce1">
            <text:p>0,923</text:p>
          </table:table-cell>
          <table:table-cell office:value-type="float" office:value="3.117" table:style-name="ce1">
            <text:p>3,117</text:p>
          </table:table-cell>
          <table:table-cell office:value-type="float" office:value="43.643000000000001" table:style-name="ce1">
            <text:p>43,643</text:p>
          </table:table-cell>
          <table:table-cell office:value-type="float" office:value="13.109" table:style-name="ce1">
            <text:p>13,109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Ritzga</dc:creator>
    <meta:creation-date>2021-05-26T08:43:36Z</meta:creation-date>
    <dc:date>2021-05-26T10:40:06Z</dc:date>
    <meta:editing-cycles>1</meta:editing-cycles>
    <meta:editing-duration>PT0S</meta:editing-duration>
  </office:meta>
</office:document-meta>
</file>